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687bf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69aeb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828a7"/>
    </style:style>
    <style:style style:name="T1" style:family="text">
      <style:text-properties fo:font-variant="normal" fo:text-transform="none" fo:color="#008200" style:font-name="Consolas" fo:letter-spacing="normal" fo:font-style="normal" fo:font-weight="normal" fo:background-color="#ffffff" loext:char-shading-value="0" loext:padding="0cm" loext:border="none"/>
    </style:style>
    <style:style style:name="T2" style:family="text">
      <style:text-properties fo:font-variant="normal" fo:text-transform="none" fo:color="#008200" style:font-name="Consolas" fo:letter-spacing="normal" fo:font-style="normal" fo:font-weight="normal" officeooo:rsid="001828a7" fo:background-color="#ffffff" loext:char-shading-value="0" loext:padding="0cm" loext:border="none"/>
    </style:style>
    <style:style style:name="T3" style:family="text">
      <style:text-properties fo:font-variant="normal" fo:text-transform="none" fo:color="#008200" style:font-name="Consolas" fo:letter-spacing="normal" fo:font-style="normal" fo:font-weight="normal" officeooo:rsid="0018c9c6" fo:background-color="#ffffff" loext:char-shading-value="0" loext:padding="0cm" loext:border="none"/>
    </style:style>
    <style:style style:name="T4" style:family="text">
      <style:text-properties fo:font-variant="normal" fo:text-transform="none" fo:color="#008200" style:font-name="Consolas" fo:letter-spacing="normal" fo:font-style="normal" fo:font-weight="normal" officeooo:rsid="001b153d" fo:background-color="#ffffff" loext:char-shading-value="0" loext:padding="0cm" loext:border="none"/>
    </style:style>
    <style:style style:name="T5" style:family="text">
      <style:text-properties fo:font-variant="normal" fo:text-transform="none" fo:color="#808080" style:font-name="Consolas" fo:letter-spacing="normal" fo:font-style="normal" fo:font-weight="normal" officeooo:rsid="001687bf" fo:background-color="#ffffff" loext:char-shading-value="0" loext:padding="0cm" loext:border="none"/>
    </style:style>
    <style:style style:name="T6" style:family="text">
      <style:text-properties fo:font-variant="normal" fo:text-transform="none" fo:color="#808080" style:font-name="Consolas" fo:letter-spacing="normal" fo:font-style="normal" fo:font-weight="bold" fo:background-color="#ffffff" loext:char-shading-value="0" loext:padding="0cm" loext:border="none"/>
    </style:style>
    <style:style style:name="T7" style:family="text">
      <style:text-properties fo:font-variant="normal" fo:text-transform="none" fo:color="#006699" style:font-name="Consolas" fo:letter-spacing="normal" fo:font-style="normal" fo:font-weight="bold" fo:background-color="#ffffff" loext:char-shading-value="0" loext:padding="0cm" loext:border="none"/>
    </style:style>
    <style:style style:name="T8" style:family="text">
      <style:text-properties fo:font-variant="normal" fo:text-transform="none" fo:color="#000000" style:font-name="Consolas" fo:letter-spacing="normal" fo:font-style="normal" fo:font-weight="normal" fo:background-color="#ffffff" loext:char-shading-value="0" loext:padding="0cm" loext:border="none"/>
    </style:style>
    <style:style style:name="T9" style:family="text">
      <style:text-properties fo:font-variant="normal" fo:text-transform="none" fo:color="#000000" style:font-name="Consolas" fo:letter-spacing="normal" fo:font-style="normal" fo:font-weight="normal" officeooo:rsid="00169aeb" fo:background-color="#ffffff" loext:char-shading-value="0" loext:padding="0cm" loext:border="none"/>
    </style:style>
    <style:style style:name="T10" style:family="text">
      <style:text-properties fo:font-variant="normal" fo:text-transform="none" style:font-name="Consolas" fo:letter-spacing="normal" fo:font-style="normal" fo:font-weight="normal" fo:background-color="#ffffff" loext:char-shading-value="0" loext:padding="0cm" loext:border="none"/>
    </style:style>
    <style:style style:name="T11" style:family="text">
      <style:text-properties fo:font-variant="normal" fo:text-transform="none" fo:letter-spacing="normal" fo:background-color="#ffffff" loext:char-shading-value="0" loext:padding="0cm" loext:border="none"/>
    </style:style>
    <style:style style:name="T12" style:family="text">
      <style:text-properties fo:font-variant="normal" fo:text-transform="none" fo:letter-spacing="normal" officeooo:rsid="001828a7" fo:background-color="#ffffff" loext:char-shading-value="0" loext:padding="0cm" loext:border="none"/>
    </style:style>
    <style:style style:name="T13" style:family="text">
      <style:text-properties fo:font-variant="normal" fo:text-transform="none" fo:letter-spacing="normal" officeooo:rsid="001b153d" fo:background-color="#ffffff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/></text:span></text:p>
      <text:p text:style-name="P2"><text:span text:style-name="Source_20_Text"><text:span text:style-name="T5">#include&lt;iostream&gt;</text:span></text:span></text:p>
      <text:p text:style-name="P1"><text:span text:style-name="Source_20_Text"><text:span text:style-name="T7">using</text:span></text:span><text:span text:style-name="T10"> </text:span><text:span text:style-name="Source_20_Text"><text:span text:style-name="T7">namespace</text:span></text:span><text:span text:style-name="T10"> </text:span><text:span text:style-name="Source_20_Text"><text:span text:style-name="T8">std; </text:span></text:span></text:p>
      <text:p text:style-name="P1"><text:span text:style-name="Source_20_Text"><text:span text:style-name="T11"> </text:span></text:span><text:span text:style-name="T11"> </text:span></text:p>
      <text:p text:style-name="P1"><text:span text:style-name="Source_20_Text"><text:span text:style-name="T7">class</text:span></text:span><text:span text:style-name="T10"> </text:span><text:span text:style-name="Source_20_Text"><text:span text:style-name="T8">Node { </text:span></text:span></text:p>
      <text:p text:style-name="P1"><text:span text:style-name="Source_20_Text"><text:span text:style-name="T7">public</text:span></text:span><text:span text:style-name="Source_20_Text"><text:span text:style-name="T8">: </text:span></text:span></text:p>
      <text:p text:style-name="P1"><text:span text:style-name="Source_20_Text"><text:span text:style-name="T11">    </text:span></text:span><text:span text:style-name="Source_20_Text"><text:span text:style-name="T6">int</text:span></text:span><text:span text:style-name="T10"> </text:span><text:span text:style-name="Source_20_Text"><text:span text:style-name="T8">data; </text:span></text:span></text:p>
      <text:p text:style-name="P1"><text:span text:style-name="Source_20_Text"><text:span text:style-name="T11">    </text:span></text:span><text:span text:style-name="Source_20_Text"><text:span text:style-name="T8">Nod</text:span></text:span><text:span text:style-name="Source_20_Text"><text:span text:style-name="T9">e *</text:span></text:span><text:span text:style-name="Source_20_Text"><text:span text:style-name="T8">next; </text:span></text:span></text:p>
      <text:p text:style-name="P1"><text:span text:style-name="Source_20_Text"><text:span text:style-name="T8">}; </text:span></text:span></text:p>
      <text:p text:style-name="P1"><text:span text:style-name="Source_20_Text"><text:span text:style-name="T11"> </text:span></text:span><text:span text:style-name="T11"> </text:span></text:p>
      <text:p text:style-name="P1"/>
      <text:p text:style-name="P1"><text:span text:style-name="Source_20_Text"><text:span text:style-name="T6">int</text:span></text:span><text:span text:style-name="T10"> </text:span><text:span text:style-name="Source_20_Text"><text:span text:style-name="T8">main() </text:span></text:span></text:p>
      <text:p text:style-name="P1"><text:span text:style-name="Source_20_Text"><text:span text:style-name="T8">{ </text:span></text:span></text:p>
      <text:p text:style-name="P3"><text:span text:style-name="Source_20_Text"><text:span text:style-name="T11">   </text:span></text:span></text:p>
      <text:p text:style-name="P3"><text:span text:style-name="Source_20_Text"><text:span text:style-name="T11"><text:tab/></text:span></text:span></text:p>
      <text:p text:style-name="P4"><text:span text:style-name="Source_20_Text"><text:span text:style-name="T11">    </text:span></text:span><text:span text:style-name="Source_20_Text"><text:span text:style-name="T12">Node *</text:span></text:span><text:span text:style-name="Source_20_Text"><text:span text:style-name="T8">head = </text:span></text:span><text:span text:style-name="Source_20_Text"><text:span text:style-name="T7">new</text:span></text:span><text:span text:style-name="Source_20_Text"><text:span text:style-name="T8"> Node();</text:span></text:span></text:p>
      <text:p text:style-name="P1"><text:span text:style-name="Source_20_Text"><text:span text:style-name="T11">    </text:span></text:span><text:span text:style-name="Source_20_Text"><text:span text:style-name="T12">Node *</text:span></text:span><text:span text:style-name="Source_20_Text"><text:span text:style-name="T8">second = </text:span></text:span><text:span text:style-name="Source_20_Text"><text:span text:style-name="T7">new</text:span></text:span><text:span text:style-name="T10"> </text:span><text:span text:style-name="Source_20_Text"><text:span text:style-name="T8">Node(); </text:span></text:span></text:p>
      <text:p text:style-name="P1"><text:span text:style-name="Source_20_Text"><text:span text:style-name="T11">    </text:span></text:span><text:span text:style-name="Source_20_Text"><text:span text:style-name="T12">Node *</text:span></text:span><text:span text:style-name="Source_20_Text"><text:span text:style-name="T8">third = </text:span></text:span><text:span text:style-name="Source_20_Text"><text:span text:style-name="T7">new</text:span></text:span><text:span text:style-name="T10"> </text:span><text:span text:style-name="Source_20_Text"><text:span text:style-name="T8">Node(); </text:span></text:span></text:p>
      <text:p text:style-name="P1"><text:span text:style-name="Source_20_Text"><text:span text:style-name="T11"> </text:span></text:span><text:span text:style-name="T11"> </text:span></text:p>
      <text:p text:style-name="P1"><text:span text:style-name="Source_20_Text"><text:span text:style-name="T11">    </text:span></text:span><text:span text:style-name="Source_20_Text"><text:span text:style-name="T1">/* Three blocks have been allocated dynamically.  </text:span></text:span></text:p>
      <text:p text:style-name="P1"><text:span text:style-name="Source_20_Text"><text:span text:style-name="T11">    </text:span></text:span><text:span text:style-name="Source_20_Text"><text:span text:style-name="T1">We have pointers to these three blocks as head,  </text:span></text:span></text:p>
      <text:p text:style-name="P1"><text:span text:style-name="Source_20_Text"><text:span text:style-name="T11">    </text:span></text:span><text:span text:style-name="Source_20_Text"><text:span text:style-name="T1">second and third      </text:span></text:span></text:p>
      <text:p text:style-name="P1"><text:span text:style-name="Source_20_Text"><text:span text:style-name="T11">     <text:s/></text:span></text:span><text:span text:style-name="Source_20_Text"><text:span text:style-name="T13">first</text:span></text:span><text:span text:style-name="Source_20_Text"><text:span text:style-name="T1">,</text:span></text:span><text:span text:style-name="Source_20_Text"><text:span text:style-name="T4">tmp</text:span></text:span><text:span text:style-name="Source_20_Text"><text:span text:style-name="T1">       second         third  </text:span></text:span></text:p>
      <text:p text:style-name="P1"><text:span text:style-name="Source_20_Text"><text:span text:style-name="T11">        </text:span></text:span><text:span text:style-name="Source_20_Text"><text:span text:style-name="T1">|             |             <text:s text:c="2"/>|  </text:span></text:span></text:p>
      <text:p text:style-name="P1"><text:span text:style-name="Source_20_Text"><text:span text:style-name="T11">      </text:span></text:span><text:span text:style-name="Source_20_Text"><text:span text:style-name="T12">500</text:span></text:span><text:span text:style-name="Source_20_Text"><text:span text:style-name="T1">            </text:span></text:span><text:span text:style-name="Source_20_Text"><text:span text:style-name="T2">3400</text:span></text:span><text:span text:style-name="Source_20_Text"><text:span text:style-name="T1">           <text:s/></text:span></text:span><text:span text:style-name="Source_20_Text"><text:span text:style-name="T2">2100</text:span></text:span></text:p>
      <text:p text:style-name="P1"><text:span text:style-name="Source_20_Text"><text:span text:style-name="T11">    </text:span></text:span><text:span text:style-name="Source_20_Text"><text:span text:style-name="T1">+---+-----+     +----+----+     +----+----+  </text:span></text:span></text:p>
      <text:p text:style-name="P1"><text:span text:style-name="Source_20_Text"><text:span text:style-name="T11">    </text:span></text:span><text:span text:style-name="Source_20_Text"><text:span text:style-name="T1">| </text:span></text:span><text:span text:style-name="Source_20_Text"><text:span text:style-name="T2">1</text:span></text:span><text:span text:style-name="Source_20_Text"><text:span text:style-name="T3">0</text:span></text:span><text:span text:style-name="Source_20_Text"><text:span text:style-name="T1"> |</text:span></text:span><text:span text:style-name="Source_20_Text"><text:span text:style-name="T2">3400</text:span></text:span><text:span text:style-name="Source_20_Text"><text:span text:style-name="T1">|    |</text:span></text:span><text:span text:style-name="Source_20_Text"><text:span text:style-name="T2">2</text:span></text:span><text:span text:style-name="Source_20_Text"><text:span text:style-name="T3">0</text:span></text:span><text:span text:style-name="Source_20_Text"><text:span text:style-name="T1"> |</text:span></text:span><text:span text:style-name="Source_20_Text"><text:span text:style-name="T2">2100</text:span></text:span><text:span text:style-name="Source_20_Text"><text:span text:style-name="T1"> |     |</text:span></text:span><text:span text:style-name="Source_20_Text"><text:span text:style-name="T2">3</text:span></text:span><text:span text:style-name="Source_20_Text"><text:span text:style-name="T3">0</text:span></text:span><text:span text:style-name="Source_20_Text"><text:span text:style-name="T1"> |</text:span></text:span><text:span text:style-name="Source_20_Text"><text:span text:style-name="T2">NULL</text:span></text:span><text:span text:style-name="Source_20_Text"><text:span text:style-name="T1"> |  </text:span></text:span></text:p>
      <text:p text:style-name="P1"><text:span text:style-name="Source_20_Text"><text:span text:style-name="T11">    </text:span></text:span><text:span text:style-name="Source_20_Text"><text:span text:style-name="T1">+---+-----+     +----+----+     +----+----+  </text:span></text:span></text:p>
      <text:p text:style-name="P1"><text:span text:style-name="Source_20_Text"><text:span text:style-name="T11">     </text:span></text:span><text:span text:style-name="T11"> </text:span></text:p>
      <text:p text:style-name="P1"><text:span text:style-name="Source_20_Text"><text:span text:style-name="T1"># represents any random value.  </text:span></text:span></text:p>
      <text:p text:style-name="P1"><text:span text:style-name="Source_20_Text"><text:span text:style-name="T1">Data is random because we haven’t assigned  </text:span></text:span></text:p>
      <text:p text:style-name="P3"><text:span text:style-name="Source_20_Text"><text:span text:style-name="T1">anything yet */</text:span></text:span></text:p>
      <text:p text:style-name="P1"><text:span text:style-name="Source_20_Text"><text:span text:style-name="T11"> </text:span></text:span><text:span text:style-name="T11"> </text:span></text:p>
      <text:p text:style-name="P1"><text:span text:style-name="Source_20_Text"><text:span text:style-name="T11">    </text:span></text:span><text:span text:style-name="Source_20_Text"><text:span text:style-name="T13">first</text:span></text:span><text:span text:style-name="Source_20_Text"><text:span text:style-name="T8">-&gt;data = 1; </text:span></text:span><text:span text:style-name="Source_20_Text"><text:span text:style-name="T1">// assign data in first node </text:span></text:span></text:p>
      <text:p text:style-name="P1"><text:span text:style-name="Source_20_Text"><text:span text:style-name="T11">    </text:span></text:span><text:span text:style-name="Source_20_Text"><text:span text:style-name="T13">first</text:span></text:span><text:span text:style-name="Source_20_Text"><text:span text:style-name="T8">-&gt;next = second; </text:span></text:span><text:span text:style-name="Source_20_Text"><text:span text:style-name="T1">// Link first node with </text:span></text:span></text:p>
      <text:p text:style-name="P1"><text:span text:style-name="Source_20_Text"><text:span text:style-name="T11">    </text:span></text:span><text:span text:style-name="Source_20_Text"><text:span text:style-name="T1">// the second node </text:span></text:span></text:p>
      <text:p text:style-name="P1"><text:span text:style-name="Source_20_Text"><text:span text:style-name="T11"> </text:span></text:span><text:span text:style-name="T11"> </text:span></text:p>
      <text:p text:style-name="P1"><text:span text:style-name="Source_20_Text"><text:span text:style-name="T11">    </text:span></text:span><text:span text:style-name="Source_20_Text"><text:span text:style-name="T1">/* data has been assigned to the data part of first  </text:span></text:span></text:p>
      <text:p text:style-name="P1"><text:span text:style-name="Source_20_Text"><text:span text:style-name="T11">    </text:span></text:span><text:span text:style-name="Source_20_Text"><text:span text:style-name="T1">block (block pointed by the head). And next  </text:span></text:span></text:p>
      <text:p text:style-name="P1"><text:span text:style-name="Source_20_Text"><text:span text:style-name="T11">    </text:span></text:span><text:span text:style-name="Source_20_Text"><text:span text:style-name="T1">pointer of the first block points to second.  </text:span></text:span></text:p>
      <text:p text:style-name="P1"><text:span text:style-name="Source_20_Text"><text:span text:style-name="T11">    </text:span></text:span><text:span text:style-name="Source_20_Text"><text:span text:style-name="T1">So they both are linked.  </text:span></text:span></text:p>
      <text:p text:style-name="P1"><text:span text:style-name="Source_20_Text"><text:span text:style-name="T11"> </text:span></text:span><text:span text:style-name="T11"> </text:span></text:p>
      <text:p text:style-name="P3"><text:span text:style-name="Source_20_Text"><text:span text:style-name="T11">    </text:span></text:span><text:span text:style-name="Source_20_Text"><text:span text:style-name="T1">head         second         third  </text:span></text:span></text:p>
      <text:p text:style-name="P1"><text:span text:style-name="Source_20_Text"><text:span text:style-name="T11">        </text:span></text:span><text:span text:style-name="Source_20_Text"><text:span text:style-name="T1">|             |             |  </text:span></text:span></text:p>
      <text:p text:style-name="P1"><text:span text:style-name="Source_20_Text"><text:span text:style-name="T11">        </text:span></text:span><text:span text:style-name="Source_20_Text"><text:span text:style-name="T1">|             |             |  </text:span></text:span></text:p>
      <text:p text:style-name="P1"><text:span text:style-name="Source_20_Text"><text:span text:style-name="T11">    </text:span></text:span><text:span text:style-name="Source_20_Text"><text:span text:style-name="T1">+---+---+     +----+----+     +-----+----+  </text:span></text:span></text:p>
      <text:p text:style-name="P1"><text:span text:style-name="Source_20_Text"><text:span text:style-name="T11">    </text:span></text:span><text:span text:style-name="Source_20_Text"><text:span text:style-name="T1">| 1 | o-----&gt;| # | # |     <text:s text:c="3"/>| # | # |  </text:span></text:span></text:p>
      <text:p text:style-name="P1"><text:span text:style-name="Source_20_Text"><text:span text:style-name="T11">    </text:span></text:span><text:span text:style-name="Source_20_Text"><text:span text:style-name="T1">+---+---+     +----+----+     +-----+----+      </text:span></text:span></text:p>
      <text:p text:style-name="P1"><text:span text:style-name="Source_20_Text"><text:span text:style-name="T1">*/</text:span></text:span></text:p>
      <text:p text:style-name="P1"><text:span text:style-name="Source_20_Text"><text:span text:style-name="T11"> </text:span></text:span><text:span text:style-name="T11"> </text:span></text:p>
      <text:p text:style-name="P1"><text:soft-page-break/><text:span text:style-name="Source_20_Text"><text:span text:style-name="T11">    </text:span></text:span><text:span text:style-name="Source_20_Text"><text:span text:style-name="T1">// assign data to second node </text:span></text:span></text:p>
      <text:p text:style-name="P1"><text:span text:style-name="Source_20_Text"><text:span text:style-name="T11">    </text:span></text:span><text:span text:style-name="Source_20_Text"><text:span text:style-name="T8">second-&gt;data = 2; </text:span></text:span></text:p>
      <text:p text:style-name="P1"><text:span text:style-name="Source_20_Text"><text:span text:style-name="T11"> </text:span></text:span><text:span text:style-name="T11"> </text:span></text:p>
      <text:p text:style-name="P1"><text:span text:style-name="Source_20_Text"><text:span text:style-name="T11">    </text:span></text:span><text:span text:style-name="Source_20_Text"><text:span text:style-name="T1">// Link second node with the third node </text:span></text:span></text:p>
      <text:p text:style-name="P1"><text:span text:style-name="Source_20_Text"><text:span text:style-name="T11">    </text:span></text:span><text:span text:style-name="Source_20_Text"><text:span text:style-name="T8">second-&gt;next = third; </text:span></text:span></text:p>
      <text:p text:style-name="P1"><text:span text:style-name="Source_20_Text"><text:span text:style-name="T11"> </text:span></text:span><text:span text:style-name="T11"> </text:span></text:p>
      <text:p text:style-name="P1"><text:span text:style-name="Source_20_Text"><text:span text:style-name="T11">    </text:span></text:span><text:span text:style-name="Source_20_Text"><text:span text:style-name="T1">/* data has been assigned to the data part of the second  </text:span></text:span></text:p>
      <text:p text:style-name="P1"><text:span text:style-name="Source_20_Text"><text:span text:style-name="T11">    </text:span></text:span><text:span text:style-name="Source_20_Text"><text:span text:style-name="T1">block (block pointed by second). And next  </text:span></text:span></text:p>
      <text:p text:style-name="P1"><text:span text:style-name="Source_20_Text"><text:span text:style-name="T11">    </text:span></text:span><text:span text:style-name="Source_20_Text"><text:span text:style-name="T1">pointer of the second block points to the third  </text:span></text:span></text:p>
      <text:p text:style-name="P1"><text:span text:style-name="Source_20_Text"><text:span text:style-name="T11">    </text:span></text:span><text:span text:style-name="Source_20_Text"><text:span text:style-name="T1">block. So all three blocks are linked.  </text:span></text:span></text:p>
      <text:p text:style-name="P1"><text:span text:style-name="Source_20_Text"><text:span text:style-name="T11">     </text:span></text:span><text:span text:style-name="T11"> </text:span></text:p>
      <text:p text:style-name="P1"><text:span text:style-name="Source_20_Text"><text:span text:style-name="T11">    </text:span></text:span><text:span text:style-name="Source_20_Text"><text:span text:style-name="T1">head         second         third  </text:span></text:span></text:p>
      <text:p text:style-name="P1"><text:span text:style-name="Source_20_Text"><text:span text:style-name="T11">        </text:span></text:span><text:span text:style-name="Source_20_Text"><text:span text:style-name="T1">|             |             |  </text:span></text:span></text:p>
      <text:p text:style-name="P1"><text:span text:style-name="Source_20_Text"><text:span text:style-name="T11">        </text:span></text:span><text:span text:style-name="Source_20_Text"><text:span text:style-name="T1">|             |             |  </text:span></text:span></text:p>
      <text:p text:style-name="P1"><text:span text:style-name="Source_20_Text"><text:span text:style-name="T11">    </text:span></text:span><text:span text:style-name="Source_20_Text"><text:span text:style-name="T1">+---+---+     +---+---+     +----+----+  </text:span></text:span></text:p>
      <text:p text:style-name="P1"><text:span text:style-name="Source_20_Text"><text:span text:style-name="T11">    </text:span></text:span><text:span text:style-name="Source_20_Text"><text:span text:style-name="T1">| 1 | o-----&gt;| 2 | o-----&gt; | # | # |  </text:span></text:span></text:p>
      <text:p text:style-name="P1"><text:span text:style-name="Source_20_Text"><text:span text:style-name="T11">    </text:span></text:span><text:span text:style-name="Source_20_Text"><text:span text:style-name="T1">+---+---+     +---+---+     +----+----+     */</text:span></text:span></text:p>
      <text:p text:style-name="P1"><text:span text:style-name="Source_20_Text"><text:span text:style-name="T11"> </text:span></text:span><text:span text:style-name="T11"> </text:span></text:p>
      <text:p text:style-name="P1"><text:span text:style-name="Source_20_Text"><text:span text:style-name="T11">    </text:span></text:span><text:span text:style-name="Source_20_Text"><text:span text:style-name="T8">third-&gt;data = 3; </text:span></text:span><text:span text:style-name="Source_20_Text"><text:span text:style-name="T1">// assign data to third node </text:span></text:span></text:p>
      <text:p text:style-name="P1"><text:span text:style-name="Source_20_Text"><text:span text:style-name="T11">    </text:span></text:span><text:span text:style-name="Source_20_Text"><text:span text:style-name="T8">third-&gt;next = NULL; </text:span></text:span></text:p>
      <text:p text:style-name="P1"><text:span text:style-name="Source_20_Text"><text:span text:style-name="T11"> </text:span></text:span><text:span text:style-name="T11"> </text:span></text:p>
      <text:p text:style-name="P1"><text:span text:style-name="Source_20_Text"><text:span text:style-name="T11">    </text:span></text:span><text:span text:style-name="Source_20_Text"><text:span text:style-name="T1">/* data has been assigned to the data part of the third  </text:span></text:span></text:p>
      <text:p text:style-name="P1"><text:span text:style-name="Source_20_Text"><text:span text:style-name="T11">    </text:span></text:span><text:span text:style-name="Source_20_Text"><text:span text:style-name="T1">block (block pointed by third). And next pointer  </text:span></text:span></text:p>
      <text:p text:style-name="P1"><text:span text:style-name="Source_20_Text"><text:span text:style-name="T11">    </text:span></text:span><text:span text:style-name="Source_20_Text"><text:span text:style-name="T1">of the third block is made NULL to indicate  </text:span></text:span></text:p>
      <text:p text:style-name="P1"><text:span text:style-name="Source_20_Text"><text:span text:style-name="T11">    </text:span></text:span><text:span text:style-name="Source_20_Text"><text:span text:style-name="T1">that the linked list is terminated here.  </text:span></text:span></text:p>
      <text:p text:style-name="P1"><text:span text:style-name="Source_20_Text"><text:span text:style-name="T11"> </text:span></text:span><text:span text:style-name="T11"> </text:span></text:p>
      <text:p text:style-name="P1"><text:span text:style-name="Source_20_Text"><text:span text:style-name="T11">    </text:span></text:span><text:span text:style-name="Source_20_Text"><text:span text:style-name="T1">We have the linked list ready.  </text:span></text:span></text:p>
      <text:p text:style-name="P1"><text:span text:style-name="Source_20_Text"><text:span text:style-name="T11"> </text:span></text:span><text:span text:style-name="T11"> </text:span></text:p>
      <text:p text:style-name="P1"><text:span text:style-name="Source_20_Text"><text:span text:style-name="T11">        </text:span></text:span><text:span text:style-name="Source_20_Text"><text:span text:style-name="T1">head      </text:span></text:span></text:p>
      <text:p text:style-name="P1"><text:span text:style-name="Source_20_Text"><text:span text:style-name="T11">            </text:span></text:span><text:span text:style-name="Source_20_Text"><text:span text:style-name="T1">|  </text:span></text:span></text:p>
      <text:p text:style-name="P1"><text:span text:style-name="Source_20_Text"><text:span text:style-name="T11">            </text:span></text:span><text:span text:style-name="Source_20_Text"><text:span text:style-name="T1">|  </text:span></text:span></text:p>
      <text:p text:style-name="P1"><text:span text:style-name="Source_20_Text"><text:span text:style-name="T11">        </text:span></text:span><text:span text:style-name="Source_20_Text"><text:span text:style-name="T1">+---+---+     +---+---+     +----+------+  </text:span></text:span></text:p>
      <text:p text:style-name="P1"><text:span text:style-name="Source_20_Text"><text:span text:style-name="T11">        </text:span></text:span><text:span text:style-name="Source_20_Text"><text:span text:style-name="T1">| 1 | o-----&gt;| 2 | o-----&gt; | 3 | NULL <text:s text:c="2"/>|  </text:span></text:span></text:p>
      <text:p text:style-name="P1"><text:span text:style-name="Source_20_Text"><text:span text:style-name="T11">        </text:span></text:span><text:span text:style-name="Source_20_Text"><text:span text:style-name="T1">+---+---+     +---+---+     +----+------+      </text:span></text:span></text:p>
      <text:p text:style-name="P1"><text:span text:style-name="Source_20_Text"><text:span text:style-name="T11">     </text:span></text:span><text:span text:style-name="T11"> </text:span></text:p>
      <text:p text:style-name="P1"><text:span text:style-name="Source_20_Text"><text:span text:style-name="T11">     </text:span></text:span><text:span text:style-name="T11"> </text:span></text:p>
      <text:p text:style-name="P1"><text:span text:style-name="Source_20_Text"><text:span text:style-name="T11">    </text:span></text:span><text:span text:style-name="Source_20_Text"><text:span text:style-name="T1">Note that only the head is sufficient to represent  </text:span></text:span></text:p>
      <text:p text:style-name="P1"><text:span text:style-name="Source_20_Text"><text:span text:style-name="T11">    </text:span></text:span><text:span text:style-name="Source_20_Text"><text:span text:style-name="T1">the whole list. We can traverse the complete  </text:span></text:span></text:p>
      <text:p text:style-name="P1"><text:span text:style-name="Source_20_Text"><text:span text:style-name="T11">    </text:span></text:span><text:span text:style-name="Source_20_Text"><text:span text:style-name="T1">list by following the next pointers. */</text:span></text:span></text:p>
      <text:p text:style-name="P1"><text:span text:style-name="Source_20_Text"><text:span text:style-name="T11"> </text:span></text:span><text:span text:style-name="T11"> </text:span></text:p>
      <text:p text:style-name="P1"><text:span text:style-name="Source_20_Text"><text:span text:style-name="T11">    </text:span></text:span><text:span text:style-name="Source_20_Text"><text:span text:style-name="T7">return</text:span></text:span><text:span text:style-name="T10"> </text:span><text:span text:style-name="Source_20_Text"><text:span text:style-name="T8">0; </text:span></text:span></text:p>
      <text:p text:style-name="P1"><text:span text:style-name="Source_20_Text"><text:span text:style-name="T8">} </text:span></text:span></text:p>
      <text:p text:style-name="P1"><text:span text:style-name="Source_20_Text"><text:span text:style-name="T11"> </text:span></text:span><text:span text:style-name="T11"> 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1:57:23.645252357</meta:creation-date>
    <dc:date>2020-08-20T16:21:45.092425034</dc:date>
    <meta:editing-duration>PT58M2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91" meta:word-count="409" meta:character-count="2598" meta:non-whitespace-character-count="1571"/>
  </office:meta>
</office:document-meta>
</file>